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paragraph-properties fo:border-top="none" fo:border-left="none" fo:border-bottom="0.0138in solid #000000" fo:border-right="none" fo:padding-top="0in" fo:padding-left="0in" fo:padding-bottom="0.0277in" fo:padding-right="0in" style:shadow="none"/>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office:automatic-styles>
  <office:body>
    <office:text text:use-soft-page-breaks="true">
      <text:p text:style-name="P1">PÉDAGOGIE OUVERTE</text:p>
      <text:p text:style-name="P2">No. 70</text:p>
      <text:p text:style-name="Standard"><text:tab/><text:tab/><text:tab/></text:p>
      <text:p text:style-name="P3">La population ontarienne ne fait pas confiance au gouvernement pour améliorer la qualité de <text:s/>l’éducation postsecondaire. (Globe &amp; Mail)</text:p>
      <text:p text:style-name="P4"/>
      <text:p text:style-name="P5">Une recette pour les mathématiques</text:p>
      <text:p text:style-name="P6"/>
      <text:p text:style-name="Standard">Je suis un cuisinier moyen; au<text:s/>cours de mon année de graduation du secondaire, ma mère souffrait d’une infection à une jambe et avait de la difficulté à se déplacer. Étant le cadet de la famille, je suis devenu le « cuistot », pendant que mes frères aînés s’occupaient de la ferme. Avec<text:s/>les conseils de ma mère, j’ai appris à faire le thé, cuire les légumes, préparer un ragoût, des pâtisseries et des pains d’épices, le tout en utilisant un poêle à bois. Toute ma famille a survécu.</text:p>
      <text:p text:style-name="Standard"/>
      <text:p text:style-name="Standard">Il s’agissait d’une courbe d’apprentissage assez exigeante, même si le marché de mes produits était très sécure. <text:s/>Malgré tout, même si je connaissais les ingrédients comme les légumes, les <text:s/>condiments et les ustensiles, il me manquait la pincée de sel, la durée du « mijotement » et de la levée de la pâte pour finaliser mes préparations. La clé du succès reposait donc sur l’intensité et la durée de la pratique des habilités concrètes de la vie quotidienne et ce, plusieurs fois par jour. Je me demande si cette même recette ne devrait pas s’appliquer à l’apprentissage des mathématiques.</text:p>
      <text:p text:style-name="Standard"/>
      <text:p text:style-name="Standard">Il semble qu’il ne se passe pas une journée sans qu’il ne m’arrive d’être confronté à des histoires médiatiques sur l’éducation, sur le gonflement des notes de passage d’échelons et la formation des enseignants en Ontario, les programmes scolaires de l’Alberta, le déclin des résultats scolaires aux États-Unis et les inquiétudes des employeurs de l’Île. <text:s/>Les améliorations, ou du moins en ce qui a trait aux services publics, se doivent d’être issues de l’augmentation du niveau des connaissances. Mes expériences en cuisine estivale, toutefois, me portent à croire que que le vécu personnel de chaque étudiant et son niveau de confort dans les applications de base de ses connaissances doivent être prioritaires dans son développement.</text:p>
      <text:p text:style-name="Standard"/>
      <text:p text:style-name="Standard">Il me fait plaisir de vous dire que je cuisine toujours et que j’ai ajouté les omelettes, le caramel mou (fudge) et la confiture de citrouille à mes recettes réussies. Compte tenu de mes succès en cuisine, je recommande maintenant d’accorder une importance accrue<text:s/>aux mathématiques quotidiennes pour tous les élèves de l’Île.</text:p>
      <text:p text:style-name="Standard"/>
      <text:p text:style-name="P7">L’Étude de Souris</text:p>
      <text:p text:style-name="P8"/>
      <text:p text:style-name="Standard">Éducation 20/20 a entrepris une étude sur les besoins en formation continue dans la région de Souris à l’Île. Cette étude <text:s/>portait sur l’offre actuelle de service et les capacités afférentes, l’intérêt et les besoins manifestés par les résidents, les employeurs et la communauté en général. Ce projet est financé par le Ministère de la Main d’œuvre et des Études supérieures par l’entremise de l’Entente Canada-ÎPÉ sur le développement du marché du travail. Le rapport final sera présenté au Centre d’Accès de Souris mercredi le 21 novembre prochain à 15h00.</text:p>
      <text:p text:style-name="Standard"/>
      <text:p text:style-name="P9"/>
      <text:p text:style-name="P10"/>
      <text:p text:style-name="P11"/>
      <text:p text:style-name="P12"/>
      <text:soft-page-break/>
      <text:p text:style-name="P13">Donnez maintenant</text:p>
      <text:p text:style-name="P14"/>
      <text:p text:style-name="Standard">Éducation 20/20 Inc. est un organisme de charité (No. ACR 80082 7081 RR0001). Les dons peuvent<text:s/>être remis à CanaDon via notre site web :<text:s/><text:a xlink:href="http://www.education2020.ca/" office:target-frame-name="_top" xlink:show="replace">www.education2020.ca</text:a>. Des reçus de charité seront remis pour les dons de $10.00 et plus.</text:p>
      <text:p text:style-name="Standard"/>
      <text:p text:style-name="P15">Capital social</text:p>
      <text:p text:style-name="P16"/>
      <text:p text:style-name="Standard">« Les relations sociales sont une source de développement de l’apprentissage scolaire - Étude : Le Times de l’Inde, 29 octobre 2018. » L’intégration du capital social dans le système scolaire génère de meilleurs résultats, en regard du développement de l’école, que le simple ajout de financement…….. «  les effets des<text:s/>relations sociales étaient trois fois plus importants que le financement sur les résultats en mathématiques et cinq fois plus importants sur les résultats en lecture. »</text:p>
      <text:p text:style-name="Standard"/>
      <text:p text:style-name="Standard"/>
      <text:p text:style-name="Standard">Don Glendenning,</text:p>
      <text:p text:style-name="Standard">Éditeur</text:p>
      <text:p text:style-name="Standard"/>
      <text:p text:style-name="P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n</meta:initial-creator>
    <dc:creator>Don Glendenning</dc:creator>
    <meta:creation-date>2018-11-20T18:47:00Z</meta:creation-date>
    <dc:date>2018-11-20T18:47:00Z</dc:date>
    <meta:template xlink:href="Normal" xlink:type="simple"/>
    <meta:editing-cycles>2</meta:editing-cycles>
    <meta:editing-duration>PT60S</meta:editing-duration>
    <meta:document-statistic meta:page-count="2" meta:paragraph-count="7" meta:word-count="560" meta:character-count="3746" meta:row-count="26" meta:non-whitespace-character-count="3193"/>
  </office:meta>
</office:document-meta>
</file>